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979" officeooo:paragraph-rsid="00167979"/>
    </style:style>
    <style:style style:name="P2" style:family="paragraph" style:parent-style-name="Standard">
      <style:text-properties officeooo:rsid="0018153d" officeooo:paragraph-rsid="001815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select * from Sailors;</text:p>
      <text:p text:style-name="P1">+-----+--------+--------+------+</text:p>
      <text:p text:style-name="P1">| sid | sname <text:s/>| rating | age <text:s/>|</text:p>
      <text:p text:style-name="P1">+-----+--------+--------+------+</text:p>
      <text:p text:style-name="P1">| <text:s/>22 | Dustin | <text:s text:c="5"/>7 | <text:s text:c="2"/>45 |</text:p>
      <text:p text:style-name="P1">| <text:s/>29 | Brutus | <text:s text:c="5"/>1 | <text:s text:c="2"/>33 |</text:p>
      <text:p text:style-name="P1">+-----+--------+--------+------+</text:p>
      <text:p text:style-name="P1">2 rows in set (0.00 sec)</text:p>
      <text:p text:style-name="P1"/>
      <text:p text:style-name="P1">mysql&gt; insert into Sailors values(31,'Lubber',8,55.5);</text:p>
      <text:p text:style-name="P1">Query OK, 1 row affected (0.06 sec)</text:p>
      <text:p text:style-name="P1"/>
      <text:p text:style-name="P1">mysql&gt; insert into Sailors values(32,'');</text:p>
      <text:p text:style-name="P1">ERROR 1136 (21S01): Column count doesn't match value count at row 1</text:p>
      <text:p text:style-name="P1">mysql&gt; insert into Sailors values(32,'Andy',8,25.5);</text:p>
      <text:p text:style-name="P1">Query OK, 1 row affected (0.05 sec)</text:p>
      <text:p text:style-name="P1"/>
      <text:p text:style-name="P1">mysql&gt; insert into Sailors values(58,'Rusty',10,35.0);</text:p>
      <text:p text:style-name="P1">Query OK, 1 row affected (0.04 sec)</text:p>
      <text:p text:style-name="P1"/>
      <text:p text:style-name="P1">mysql&gt; insert into Sailors values(64,'Horatio',7,35.0);</text:p>
      <text:p text:style-name="P1">Query OK, 1 row affected (0.03 sec)</text:p>
      <text:p text:style-name="P1"/>
      <text:p text:style-name="P1">mysql&gt; insert into Sailors values(71,'Zorba',10,16.0);</text:p>
      <text:p text:style-name="P1">Query OK, 1 row affected (0.06 sec)</text:p>
      <text:p text:style-name="P1"/>
      <text:p text:style-name="P1">mysql&gt; insert into Sailors values(85,'Art',3,25.5);</text:p>
      <text:p text:style-name="P1">Query OK, 1 row affected (0.04 sec)</text:p>
      <text:p text:style-name="P1"/>
      <text:p text:style-name="P1">mysql&gt; insert into Sailors values(95,'Bob',3,63.5);</text:p>
      <text:p text:style-name="P1">Query OK, 1 row affected (0.04 sec)</text:p>
      <text:p text:style-name="P1"/>
      <text:p text:style-name="P1">mysql&gt; select * from Sailors;</text:p>
      <text:p text:style-name="P1">+-----+---------+--------+------+</text:p>
      <text:p text:style-name="P1">| sid | sname <text:s text:c="2"/>| rating | age <text:s/>|</text:p>
      <text:p text:style-name="P1">+-----+---------+--------+------+</text:p>
      <text:p text:style-name="P1">| <text:s/>22 | Dustin <text:s/>| <text:s text:c="5"/>7 | <text:s text:c="2"/>45 |</text:p>
      <text:p text:style-name="P1">| <text:s/>29 | Brutus <text:s/>| <text:s text:c="5"/>1 | <text:s text:c="2"/>33 |</text:p>
      <text:p text:style-name="P1">| <text:s/>31 | Lubber <text:s/>| <text:s text:c="5"/>8 | 55.5 |</text:p>
      <text:p text:style-name="P1">| <text:s/>32 | Andy <text:s text:c="3"/>| <text:s text:c="5"/>8 | 25.5 |</text:p>
      <text:p text:style-name="P1">| <text:s/>58 | Rusty <text:s text:c="2"/>| <text:s text:c="4"/>10 | <text:s text:c="2"/>35 |</text:p>
      <text:p text:style-name="P1">| <text:s/>64 | Horatio | <text:s text:c="5"/>7 | <text:s text:c="2"/>35 |</text:p>
      <text:p text:style-name="P1">| <text:s/>71 | Zorba <text:s text:c="2"/>| <text:s text:c="4"/>10 | <text:s text:c="2"/>16 |</text:p>
      <text:p text:style-name="P1">| <text:s/>85 | Art <text:s text:c="4"/>| <text:s text:c="5"/>3 | 25.5 |</text:p>
      <text:p text:style-name="P1">| <text:s/>95 | Bob <text:s text:c="4"/>| <text:s text:c="5"/>3 | 63.5 |</text:p>
      <text:p text:style-name="P1">+-----+---------+--------+------+</text:p>
      <text:p text:style-name="P1">9 rows in set (0.00 sec)</text:p>
      <text:p text:style-name="P1"/>
      <text:p text:style-name="P1">mysql&gt; create table boats(bid int primary key,bname varchar(20),color varchar(20));</text:p>
      <text:p text:style-name="P1">Query OK, 0 rows affected (0.32 sec)</text:p>
      <text:p text:style-name="P1"/>
      <text:p text:style-name="P1">mysql&gt; create table reserves(sid int,bid int,day date);</text:p>
      <text:p text:style-name="P1"><text:soft-page-break/>Query OK, 0 rows affected (0.36 sec)</text:p>
      <text:p text:style-name="P1"/>
      <text:p text:style-name="P1">mysql&gt; alter table reserves add foreign key(sid) references Sailors(sid);</text:p>
      <text:p text:style-name="P1">Query OK, 0 rows affected (0.84 sec)</text:p>
      <text:p text:style-name="P1">Records: 0 <text:s/>Duplicates: 0 <text:s/>Warnings: 0</text:p>
      <text:p text:style-name="P1"/>
      <text:p text:style-name="P1">mysql&gt; alter table reserves add foreign key(bid) references boats(bid);</text:p>
      <text:p text:style-name="P1">Query OK, 0 rows affected (0.76 sec)</text:p>
      <text:p text:style-name="P1">Records: 0 <text:s/>Duplicates: 0 <text:s/>Warnings: 0</text:p>
      <text:p text:style-name="P1"/>
      <text:p text:style-name="P1">mysql&gt; insert into boats values(101,'Interlake',blue);</text:p>
      <text:p text:style-name="P1">ERROR 1054 (42S22): Unknown column 'blue' in 'field list'</text:p>
      <text:p text:style-name="P1">mysql&gt; insert into boats values(101,'Interlake','blue');</text:p>
      <text:p text:style-name="P1">Query OK, 1 row affected (0.04 sec)</text:p>
      <text:p text:style-name="P1"/>
      <text:p text:style-name="P1">mysql&gt; insert into boats values(102,'Interlake','red');</text:p>
      <text:p text:style-name="P1">Query OK, 1 row affected (0.04 sec)</text:p>
      <text:p text:style-name="P1"/>
      <text:p text:style-name="P1">mysql&gt; insert into boats values(103,'Clipper','greeen');</text:p>
      <text:p text:style-name="P1">Query OK, 1 row affected (0.03 sec)</text:p>
      <text:p text:style-name="P1"/>
      <text:p text:style-name="P1">mysql&gt; insert into boats values(104,'Marine','red');</text:p>
      <text:p text:style-name="P1">Query OK, 1 row affected (0.04 sec)</text:p>
      <text:p text:style-name="P1"/>
      <text:p text:style-name="P1">mysql&gt; insert into reserves values(22,101,'1998-10-10');</text:p>
      <text:p text:style-name="P1">Query OK, 1 row affected (0.03 sec)</text:p>
      <text:p text:style-name="P1"/>
      <text:p text:style-name="P1">mysql&gt; insert into reserves values(22,102,'1998-10-10');</text:p>
      <text:p text:style-name="P1">Query OK, 1 row affected (0.03 sec)</text:p>
      <text:p text:style-name="P1"/>
      <text:p text:style-name="P1">mysql&gt; select * from reserves;</text:p>
      <text:p text:style-name="P1">+------+------+------------+</text:p>
      <text:p text:style-name="P1">| sid <text:s/>| bid <text:s/>| day <text:s text:c="7"/>|</text:p>
      <text:p text:style-name="P1">+------+------+------------+</text:p>
      <text:p text:style-name="P1">| <text:s text:c="2"/>22 | <text:s/>101 | 1998-10-10 |</text:p>
      <text:p text:style-name="P1">| <text:s text:c="2"/>22 | <text:s/>102 | 1998-10-10 |</text:p>
      <text:p text:style-name="P1">+------+------+------------+</text:p>
      <text:p text:style-name="P1">2 rows in set (0.00 sec)</text:p>
      <text:p text:style-name="P1"/>
      <text:p text:style-name="P1">mysql&gt; insert into reserves values(22,103,'1998-8-10');</text:p>
      <text:p text:style-name="P1">Query OK, 1 row affected (0.04 sec)</text:p>
      <text:p text:style-name="P1"/>
      <text:p text:style-name="P1">mysql&gt; insert into reserves values(22,104,'1998-7-10');</text:p>
      <text:p text:style-name="P1">Query OK, 1 row affected (0.04 sec)</text:p>
      <text:p text:style-name="P1"/>
      <text:p text:style-name="P1">mysql&gt; insert into reserves values(31,102,'1998-10-11');</text:p>
      <text:p text:style-name="P1">Query OK, 1 row affected (0.04 sec)</text:p>
      <text:p text:style-name="P1"/>
      <text:p text:style-name="P1">mysql&gt; insert into reserves values(31,103,'1998-6-11');</text:p>
      <text:p text:style-name="P1">Query OK, 1 row affected (0.04 sec)</text:p>
      <text:p text:style-name="P1"/>
      <text:p text:style-name="P1">mysql&gt; insert into reserves values(31,104,'1998-12-11');</text:p>
      <text:p text:style-name="P1"><text:soft-page-break/>Query OK, 1 row affected (0.05 sec)</text:p>
      <text:p text:style-name="P1"/>
      <text:p text:style-name="P1">mysql&gt; insert into reserves values(64,101,'1998-5-9');</text:p>
      <text:p text:style-name="P1">Query OK, 1 row affected (0.04 sec)</text:p>
      <text:p text:style-name="P1"/>
      <text:p text:style-name="P1">mysql&gt; insert into reserves values(64,102,'1998-8-9');</text:p>
      <text:p text:style-name="P1">Query OK, 1 row affected (0.04 sec)</text:p>
      <text:p text:style-name="P1"/>
      <text:p text:style-name="P1">mysql&gt; insert into reserves values(64,103,'1998-8-9');</text:p>
      <text:p text:style-name="P1">Query OK, 1 row affected (0.04 sec)</text:p>
      <text:p text:style-name="P1"/>
      <text:p text:style-name="P1">mysql&gt; select * from reserves;</text:p>
      <text:p text:style-name="P1">+------+------+------------+</text:p>
      <text:p text:style-name="P1">| sid <text:s/>| bid <text:s/>| day <text:s text:c="7"/>|</text:p>
      <text:p text:style-name="P1">+------+------+------------+</text:p>
      <text:p text:style-name="P1">| <text:s text:c="2"/>22 | <text:s/>101 | 1998-10-10 |</text:p>
      <text:p text:style-name="P1">| <text:s text:c="2"/>22 | <text:s/>102 | 1998-10-10 |</text:p>
      <text:p text:style-name="P1">| <text:s text:c="2"/>22 | <text:s/>103 | 1998-08-10 |</text:p>
      <text:p text:style-name="P1">| <text:s text:c="2"/>22 | <text:s/>104 | 1998-07-10 |</text:p>
      <text:p text:style-name="P1">| <text:s text:c="2"/>31 | <text:s/>102 | 1998-10-11 |</text:p>
      <text:p text:style-name="P1">| <text:s text:c="2"/>31 | <text:s/>103 | 1998-06-11 |</text:p>
      <text:p text:style-name="P1">| <text:s text:c="2"/>31 | <text:s/>104 | 1998-12-11 |</text:p>
      <text:p text:style-name="P1">| <text:s text:c="2"/>64 | <text:s/>101 | 1998-05-09 |</text:p>
      <text:p text:style-name="P1">| <text:s text:c="2"/>64 | <text:s/>102 | 1998-08-09 |</text:p>
      <text:p text:style-name="P1">| <text:s text:c="2"/>64 | <text:s/>103 | 1998-08-09 |</text:p>
      <text:p text:style-name="P1">+------+------+------------+</text:p>
      <text:p text:style-name="P1">10 rows in set (0.00 sec)</text:p>
      <text:p text:style-name="P1"/>
      <text:p text:style-name="P1">mysql&gt; select * from boats;</text:p>
      <text:p text:style-name="P1">+-----+-----------+--------+</text:p>
      <text:p text:style-name="P1">| bid | bname <text:s text:c="4"/>| color <text:s/>|</text:p>
      <text:p text:style-name="P1">+-----+-----------+--------+</text:p>
      <text:p text:style-name="P1">| 101 | Interlake | blue <text:s text:c="2"/>|</text:p>
      <text:p text:style-name="P1">| 102 | Interlake | red <text:s text:c="3"/>|</text:p>
      <text:p text:style-name="P1">| 103 | Clipper <text:s text:c="2"/>| greeen |</text:p>
      <text:p text:style-name="P1">| 104 | Marine <text:s text:c="3"/>| red <text:s text:c="3"/>|</text:p>
      <text:p text:style-name="P1">+-----+-----------+--------+</text:p>
      <text:p text:style-name="P1">4 rows in set (0.00 sec)</text:p>
      <text:p text:style-name="P1"/>
      <text:p text:style-name="P1">mysql&gt; select * from Sailors;</text:p>
      <text:p text:style-name="P1">+-----+---------+--------+------+</text:p>
      <text:p text:style-name="P1">| sid | sname <text:s text:c="2"/>| rating | age <text:s/>|</text:p>
      <text:p text:style-name="P1">+-----+---------+--------+------+</text:p>
      <text:p text:style-name="P1">| <text:s/>22 | Dustin <text:s/>| <text:s text:c="5"/>7 | <text:s text:c="2"/>45 |</text:p>
      <text:p text:style-name="P1">| <text:s/>29 | Brutus <text:s/>| <text:s text:c="5"/>1 | <text:s text:c="2"/>33 |</text:p>
      <text:p text:style-name="P1">| <text:s/>31 | Lubber <text:s/>| <text:s text:c="5"/>8 | 55.5 |</text:p>
      <text:p text:style-name="P1">| <text:s/>32 | Andy <text:s text:c="3"/>| <text:s text:c="5"/>8 | 25.5 |</text:p>
      <text:p text:style-name="P1">| <text:s/>58 | Rusty <text:s text:c="2"/>| <text:s text:c="4"/>10 | <text:s text:c="2"/>35 |</text:p>
      <text:p text:style-name="P1">| <text:s/>64 | Horatio | <text:s text:c="5"/>7 | <text:s text:c="2"/>35 |</text:p>
      <text:p text:style-name="P1">| <text:s/>71 | Zorba <text:s text:c="2"/>| <text:s text:c="4"/>10 | <text:s text:c="2"/>16 |</text:p>
      <text:p text:style-name="P1">| <text:s/>85 | Art <text:s text:c="4"/>| <text:s text:c="5"/>3 | 25.5 |</text:p>
      <text:p text:style-name="P1">| <text:s/>95 | Bob <text:s text:c="4"/>| <text:s text:c="5"/>3 | 63.5 |</text:p>
      <text:p text:style-name="P1"><text:soft-page-break/>+-----+---------+--------+------+</text:p>
      <text:p text:style-name="P1">9 rows in set (0.00 sec)</text:p>
      <text:p text:style-name="P1"/>
      <text:p text:style-name="P1">mysql&gt; select count(distinct color)from boats;</text:p>
      <text:p text:style-name="P1">+-----------------------+</text:p>
      <text:p text:style-name="P1">| count(distinct color) |</text:p>
      <text:p text:style-name="P1">+-----------------------+</text:p>
      <text:p text:style-name="P1">| <text:s text:c="20"/>3 |</text:p>
      <text:p text:style-name="P1">+-----------------------+</text:p>
      <text:p text:style-name="P1">1 row in set (0.01 sec)</text:p>
      <text:p text:style-name="P1"/>
      <text:p text:style-name="P1">mysql&gt; select * from Sailors where sid in(select sid from reserves where bid=101);</text:p>
      <text:p text:style-name="P1">+-----+---------+--------+------+</text:p>
      <text:p text:style-name="P1">| sid | sname <text:s text:c="2"/>| rating | age <text:s/>|</text:p>
      <text:p text:style-name="P1">+-----+---------+--------+------+</text:p>
      <text:p text:style-name="P1">| <text:s/>22 | Dustin <text:s/>| <text:s text:c="5"/>7 | <text:s text:c="2"/>45 |</text:p>
      <text:p text:style-name="P1">| <text:s/>64 | Horatio | <text:s text:c="5"/>7 | <text:s text:c="2"/>35 |</text:p>
      <text:p text:style-name="P1">+-----+---------+--------+------+</text:p>
      <text:p text:style-name="P1">2 rows in set (0.07 sec)</text:p>
      <text:p text:style-name="P1"/>
      <text:p text:style-name="P1">mysql&gt; select sname from Sailors S,reserves R where S.sid=R.sid;</text:p>
      <text:p text:style-name="P1">+---------+</text:p>
      <text:p text:style-name="P1">| sname <text:s text:c="2"/>|</text:p>
      <text:p text:style-name="P1">+---------+</text:p>
      <text:p text:style-name="P1">| Dustin <text:s/>|</text:p>
      <text:p text:style-name="P1">| Dustin <text:s/>|</text:p>
      <text:p text:style-name="P1">| Dustin <text:s/>|</text:p>
      <text:p text:style-name="P1">| Dustin <text:s/>|</text:p>
      <text:p text:style-name="P1">| Lubber <text:s/>|</text:p>
      <text:p text:style-name="P1">| Lubber <text:s/>|</text:p>
      <text:p text:style-name="P1">| Lubber <text:s/>|</text:p>
      <text:p text:style-name="P1">| Horatio |</text:p>
      <text:p text:style-name="P1">| Horatio |</text:p>
      <text:p text:style-name="P1">| Horatio |</text:p>
      <text:p text:style-name="P1">+---------+</text:p>
      <text:p text:style-name="P1">10 rows in set (0.00 sec)</text:p>
      <text:p text:style-name="P1"/>
      <text:p text:style-name="P1">mysql&gt; select sname,age from Sailors where sid in(select sid from reserves,boats where reserves.bid=boats.bid and color='red')order by age;</text:p>
      <text:p text:style-name="P1">+---------+------+</text:p>
      <text:p text:style-name="P1">| sname <text:s text:c="2"/>| age <text:s/>|</text:p>
      <text:p text:style-name="P1">+---------+------+</text:p>
      <text:p text:style-name="P1">| Horatio | <text:s text:c="2"/>35 |</text:p>
      <text:p text:style-name="P1">| Dustin <text:s/>| <text:s text:c="2"/>45 |</text:p>
      <text:p text:style-name="P1">| Lubber <text:s/>| 55.5 |</text:p>
      <text:p text:style-name="P1">+---------+------+</text:p>
      <text:p text:style-name="P1">3 rows in set (0.02 sec)</text:p>
      <text:p text:style-name="P1"/>
      <text:p text:style-name="P1">mysql&gt; select b.bname,s.sname from boats b inner join reserves r on b.bid=r.sidinner join Sailors s on s.sid=r.sid;</text:p>
      <text:p text:style-name="P1">Empty set (0.00 sec)</text:p>
      <text:p text:style-name="P1"/>
      <text:p text:style-name="P1"><text:soft-page-break/>mysql&gt; select distinct S.sid,S.sname from Sailors S,reserves R1,reserves R2 where S.sid=R1.sid and S.sid=R2.sid and R1.day=R2.day and R1.bid&lt;&gt;R2.bid;</text:p>
      <text:p text:style-name="P1">+-----+---------+</text:p>
      <text:p text:style-name="P1">| sid | sname <text:s text:c="2"/>|</text:p>
      <text:p text:style-name="P1">+-----+---------+</text:p>
      <text:p text:style-name="P1">| <text:s/>22 | Dustin <text:s/>|</text:p>
      <text:p text:style-name="P1">| <text:s/>64 | Horatio |</text:p>
      <text:p text:style-name="P1">+-----+---------+</text:p>
      <text:p text:style-name="P1">2 rows in set (0.00 sec)</text:p>
      <text:p text:style-name="P1"/>
      <text:p text:style-name="P1">mysql&gt; SELECT DISTINCT S.sid, S.sname FROM Sailors S, reserves R1, reserves R2 WHERE S.sid = R1.sid AND S.sid = R2.sid AND R1.day = R2.day AND R1.bid&lt;&gt; R2.bid;</text:p>
      <text:p text:style-name="P1">+-----+---------+</text:p>
      <text:p text:style-name="P1">| sid | sname <text:s text:c="2"/>|</text:p>
      <text:p text:style-name="P1">+-----+---------+</text:p>
      <text:p text:style-name="P1">| <text:s/>22 | Dustin <text:s/>|</text:p>
      <text:p text:style-name="P1">| <text:s/>64 | Horatio |</text:p>
      <text:p text:style-name="P1">+-----+---------+</text:p>
      <text:p text:style-name="P1">2 rows in set (0.00 sec)</text:p>
      <text:p text:style-name="P1"/>
      <text:p text:style-name="P1">mysql&gt; SELECT R.sid FROM boats B, reserves R WHERE R.bid = B.bid AND B.color = 'red' UNION SELECT R2.sid FROM boats B2, reserves R2 WHERE R2.bid = B2.bid AND B2.color = 'green';</text:p>
      <text:p text:style-name="P1">+------+</text:p>
      <text:p text:style-name="P1">| sid <text:s/>|</text:p>
      <text:p text:style-name="P1">+------+</text:p>
      <text:p text:style-name="P1">| <text:s text:c="2"/>22 |</text:p>
      <text:p text:style-name="P1">| <text:s text:c="2"/>31 |</text:p>
      <text:p text:style-name="P1">| <text:s text:c="2"/>64 |</text:p>
      <text:p text:style-name="P1">+------+</text:p>
      <text:p text:style-name="P1">3 rows in set (0.00 sec)</text:p>
      <text:p text:style-name="P1"/>
      <text:p text:style-name="P2">mysql&gt; select s.sname from Sailors s where not exists(select b.bid from boats b</text:p>
      <text:p text:style-name="P2">where not exists(select r.bid from reserves r where r.bid=b.bid and r.sid=s.sid));</text:p>
      <text:p text:style-name="P2">+--------+</text:p>
      <text:p text:style-name="P2">| sname <text:s/>|</text:p>
      <text:p text:style-name="P2">+--------+</text:p>
      <text:p text:style-name="P2">| Dustin |</text:p>
      <text:p text:style-name="P2">+--------+</text:p>
      <text:p text:style-name="P2">1 row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12:03:00.557930894</meta:creation-date>
    <dc:date>2024-03-19T14:09:13.669850387</dc:date>
    <meta:editing-duration>PT33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203" meta:word-count="1258" meta:character-count="6966" meta:non-whitespace-character-count="5680"/>
  </office:meta>
</office:document-meta>
</file>